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fd843" officeooo:paragraph-rsid="001fd843" style:font-size-asian="18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210c5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210c5b" officeooo:paragraph-rsid="00210c5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16287" officeooo:paragraph-rsid="0021628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2f32e" officeooo:paragraph-rsid="0022f32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2f988" officeooo:paragraph-rsid="0022f988"/>
    </style:style>
    <style:style style:name="P7" style:family="paragraph" style:parent-style-name="Standard">
      <style:paragraph-properties fo:text-align="start" style:justify-single-word="false"/>
      <style:text-properties officeooo:rsid="0022f988" officeooo:paragraph-rsid="0022f988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235ada" officeooo:paragraph-rsid="00235ada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24925c" officeooo:paragraph-rsid="00280180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80180" officeooo:paragraph-rsid="00280180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9ebbe" officeooo:paragraph-rsid="0029ebb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fd843" style:font-size-asian="18pt" style:font-size-complex="18pt"/>
    </style:style>
    <style:style style:name="T3" style:family="text">
      <style:text-properties fo:font-size="18pt" officeooo:rsid="00268d1d" style:font-size-asian="18pt" style:font-size-complex="18pt"/>
    </style:style>
    <style:style style:name="T4" style:family="text">
      <style:text-properties fo:font-size="18pt" officeooo:rsid="00280180" style:font-size-asian="18pt" style:font-size-complex="1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mer-motion Notes</text:p>
      <text:list xml:id="list118644533" text:style-name="L1">
        <text:list-item>
          <text:p text:style-name="P2"><text:span text:style-name="T2">framer-motion values are calculated in react render cycles.</text:span></text:p>
        </text:list-item>
        <text:list-item>
          <text:p text:style-name="P3"><text:span text:style-name="T2">Y</text:span><text:span text:style-name="T1">ou can use intial, animate to make from, to</text:span></text:p>
        </text:list-item>
        <text:list-item>
          <text:p text:style-name="P4"><text:span text:style-name="T1">to stop scale from skewing , use OriginX : 0 , to scale inplace</text:span></text:p>
        </text:list-item>
        <text:list-item>
          <text:p text:style-name="P5"><text:span text:style-name="T1">by default type : ‘tween’, duration , you can change to ‘spring’ , stiffness to control its effects.</text:span></text:p>
        </text:list-item>
        <text:list-item>
          <text:p text:style-name="P5"><text:span text:style-name="T1">Varaints can inherit and add more properties , and also control the transtions.</text:span></text:p>
        </text:list-item>
        <text:list-item>
          <text:p text:style-name="P6"><text:span text:style-name="T1">Transition : {</text:span></text:p>
        </text:list-item>
      </text:list>
      <text:p text:style-name="P7"><text:span text:style-name="T1">repeat : <text:s/>Infinity } for looping animation</text:span></text:p>
      <text:list xml:id="list838297495" text:style-name="L2">
        <text:list-item>
          <text:p text:style-name="P8"><text:span text:style-name="T1">AnimatePresence can be used to create an amiation while leaving the page, it needs useLocation() to know location change. And trigger exit animation.</text:span></text:p>
        </text:list-item>
        <text:list-item>
          <text:p text:style-name="P9"><text:span text:style-name="T1">Mention exitBeforeEnter </text:span><text:span text:style-name="T3">attribute </text:span><text:span text:style-name="T1">for finishing animation and then peoceeding next.</text:span></text:p>
          <text:p text:style-name="P9"><text:span text:style-name="T4">#CSS Note</text:span></text:p>
          <text:list>
            <text:list-item>
              <text:p text:style-name="P10"><text:span text:style-name="T1">‘static’ will change with normal DOM, but fixed stays, can overlap if zIndex is managed</text:span></text:p>
            </text:list-item>
          </text:list>
        </text:list-item>
        <text:list-item>
          <text:p text:style-name="P11"><text:span text:style-name="T1">OffsetPath can be used to animate elements</text:span></text:p>
        </text:list-item>
        <text:list-item>
          <text:p text:style-name="P11"><text:span text:style-name="T1">SVG path can be used to animated that svg along the path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09:54:47.421786812</meta:creation-date>
    <dc:date>2023-07-27T14:59:57.909757197</dc:date>
    <meta:editing-duration>P1DT2H24M4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55" meta:character-count="860" meta:non-whitespace-character-count="729"/>
  </office:meta>
</office:document-meta>
</file>